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S-PGothic" svg:font-family="MS-PGothic" style:font-family-generic="roman" style:font-pitch="variable"/>
    <style:font-face style:name="Roboto-Regular" svg:font-family="Robot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614d9"/>
    </style:style>
    <style:style style:name="P3" style:family="paragraph" style:parent-style-name="Standard">
      <style:text-properties officeooo:paragraph-rsid="0007bf63"/>
    </style:style>
    <style:style style:name="P4" style:family="paragraph" style:parent-style-name="Standard">
      <style:text-properties fo:color="#7477b8" officeooo:rsid="0007bf63" officeooo:paragraph-rsid="0007bf63"/>
    </style:style>
    <style:style style:name="P5" style:family="paragraph" style:parent-style-name="Standard">
      <style:text-properties fo:color="#7477b8" officeooo:rsid="00092e50" officeooo:paragraph-rsid="00092e50"/>
    </style:style>
    <style:style style:name="P6" style:family="paragraph" style:parent-style-name="Standard">
      <style:text-properties officeooo:rsid="00092e50" officeooo:paragraph-rsid="00092e50"/>
    </style:style>
    <style:style style:name="P7" style:family="paragraph" style:parent-style-name="Standard">
      <style:text-properties officeooo:paragraph-rsid="0009ac67"/>
    </style:style>
    <style:style style:name="P8" style:family="paragraph" style:parent-style-name="Standard">
      <style:text-properties officeooo:rsid="0009ac67" officeooo:paragraph-rsid="0009ac67"/>
    </style:style>
    <style:style style:name="P9" style:family="paragraph" style:parent-style-name="Standard">
      <style:text-properties officeooo:paragraph-rsid="000ac2d3"/>
    </style:style>
    <style:style style:name="P10" style:family="paragraph" style:parent-style-name="Standard">
      <style:text-properties officeooo:paragraph-rsid="000b7d4f"/>
    </style:style>
    <style:style style:name="P11" style:family="paragraph" style:parent-style-name="Standard">
      <style:text-properties officeooo:rsid="000d36b6" officeooo:paragraph-rsid="000d36b6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>
      <style:text-properties officeooo:rsid="0010a24f" officeooo:paragraph-rsid="0010a24f"/>
    </style:style>
    <style:style style:name="P15" style:family="paragraph" style:parent-style-name="Standard">
      <style:text-properties officeooo:rsid="0012fb59" officeooo:paragraph-rsid="0012fb59"/>
    </style:style>
    <style:style style:name="P16" style:family="paragraph" style:parent-style-name="Standard">
      <style:text-properties officeooo:paragraph-rsid="00138741"/>
    </style:style>
    <style:style style:name="P17" style:family="paragraph" style:parent-style-name="Standard">
      <style:text-properties officeooo:paragraph-rsid="00171f25"/>
    </style:style>
    <style:style style:name="P18" style:family="paragraph" style:parent-style-name="Standard">
      <style:text-properties officeooo:paragraph-rsid="0018a042"/>
    </style:style>
    <style:style style:name="P19" style:family="paragraph" style:parent-style-name="Standard">
      <style:text-properties officeooo:rsid="0018a042" officeooo:paragraph-rsid="0018a042"/>
    </style:style>
    <style:style style:name="P20" style:family="paragraph" style:parent-style-name="Standard">
      <style:text-properties officeooo:paragraph-rsid="001ad79c"/>
    </style:style>
    <style:style style:name="T1" style:family="text">
      <style:text-properties fo:color="#ce181e"/>
    </style:style>
    <style:style style:name="T2" style:family="text">
      <style:text-properties fo:color="#ce181e" officeooo:rsid="000ac2d3"/>
    </style:style>
    <style:style style:name="T3" style:family="text">
      <style:text-properties fo:color="#ce181e" officeooo:rsid="000b7d4f"/>
    </style:style>
    <style:style style:name="T4" style:family="text">
      <style:text-properties fo:color="#7477b8"/>
    </style:style>
    <style:style style:name="T5" style:family="text">
      <style:text-properties fo:color="#7477b8" officeooo:rsid="0007bf63"/>
    </style:style>
    <style:style style:name="T6" style:family="text">
      <style:text-properties fo:color="#7477b8" officeooo:rsid="001ad79c"/>
    </style:style>
    <style:style style:name="T7" style:family="text">
      <style:text-properties fo:color="#62a73b"/>
    </style:style>
    <style:style style:name="T8" style:family="text">
      <style:text-properties fo:color="#62a73b" officeooo:rsid="00092e50"/>
    </style:style>
    <style:style style:name="T9" style:family="text">
      <style:text-properties fo:color="#62a73b" officeooo:rsid="0009ac67"/>
    </style:style>
    <style:style style:name="T10" style:family="text">
      <style:text-properties fo:color="#62a73b" officeooo:rsid="000ac2d3"/>
    </style:style>
    <style:style style:name="T11" style:family="text">
      <style:text-properties fo:color="#62a73b" officeooo:rsid="001ad79c"/>
    </style:style>
    <style:style style:name="T12" style:family="text">
      <style:text-properties officeooo:rsid="00092e50"/>
    </style:style>
    <style:style style:name="T13" style:family="text">
      <style:text-properties fo:color="#737373" style:font-name="Roboto-Regular"/>
    </style:style>
    <style:style style:name="T14" style:family="text">
      <style:text-properties fo:color="#737373" style:font-name="Roboto-Regular" officeooo:rsid="000d36b6"/>
    </style:style>
    <style:style style:name="T15" style:family="text">
      <style:text-properties fo:color="#737373" style:font-name="MS-PGothic"/>
    </style:style>
    <style:style style:name="T16" style:family="text">
      <style:text-properties fo:color="#737373" style:font-name="MS-PGothic" officeooo:rsid="000d36b6"/>
    </style:style>
    <style:style style:name="T17" style:family="text">
      <style:text-properties officeooo:rsid="000f14d1"/>
    </style:style>
    <style:style style:name="T18" style:family="text">
      <style:text-properties officeooo:rsid="0012058f"/>
    </style:style>
    <style:style style:name="T19" style:family="text">
      <style:text-properties officeooo:rsid="0012fb59"/>
    </style:style>
    <style:style style:name="T20" style:family="text">
      <style:text-properties officeooo:rsid="00138741"/>
    </style:style>
    <style:style style:name="T21" style:family="text">
      <style:text-properties officeooo:rsid="0016491a"/>
    </style:style>
    <style:style style:name="T22" style:family="text">
      <style:text-properties fo:color="#aa55a1"/>
    </style:style>
    <style:style style:name="T23" style:family="text">
      <style:text-properties fo:color="#aa55a1" officeooo:rsid="0016491a"/>
    </style:style>
    <style:style style:name="T24" style:family="text">
      <style:text-properties fo:color="#aa55a1" officeooo:rsid="00171f25"/>
    </style:style>
    <style:style style:name="T25" style:family="text">
      <style:text-properties fo:color="#aa55a1" officeooo:rsid="0018a042"/>
    </style:style>
    <style:style style:name="T26" style:family="text">
      <style:text-properties fo:color="#aa55a1" officeooo:rsid="0018d977"/>
    </style:style>
    <style:style style:name="T27" style:family="text">
      <style:text-properties fo:color="#ccbe00"/>
    </style:style>
    <style:style style:name="T28" style:family="text">
      <style:text-properties fo:color="#ccbe00" officeooo:rsid="0016491a"/>
    </style:style>
    <style:style style:name="T29" style:family="text">
      <style:text-properties fo:color="#ccbe00" officeooo:rsid="0018d977"/>
    </style:style>
    <style:style style:name="T30" style:family="text">
      <style:text-properties officeooo:rsid="0018d9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oral :<text:tab/><text:tab/><text:tab/><text:tab/><text:tab/><text:tab/><text:tab/><text:tab/>Slide :<text:tab/></text:p>
      <text:p text:style-name="Standard"/>
      <text:p text:style-name="P3">///////////////////////////<text:tab/></text:p>
      <text:p text:style-name="P3">«<text:span text:style-name="T4"> <text:s/></text:span><text:span text:style-name="T5">Bonjour </text:span><text:span text:style-name="T6">à tous</text:span><text:span text:style-name="T5">, </text:span><text:span text:style-name="T4"><text:s/></text:span><text:tab/><text:tab/><text:tab/><text:tab/><text:tab/><text:tab/><text:tab/><text:tab/>1 (intitulé)</text:p>
      <text:p text:style-name="P4">si je suis ici, c’est pour vous présenter l’aboutissement de <text:span text:style-name="T12">9</text:span> mois</text:p>
      <text:p text:style-name="P4">de formation, <text:span text:style-name="T12">soit</text:span> la réalisation d’une application complète.</text:p>
      <text:p text:style-name="P5">Celle-ci est en lien avec le site sur lequel travaille </text:p>
      <text:p text:style-name="P5">mon équipe &lt;temps investi&gt; et répond à un réel besoin client.</text:p>
      <text:p text:style-name="P5">Je vais vous en parler plus en détail par la suite »</text:p>
      <text:p text:style-name="Standard">- présentation (moi, parcours)<text:tab/><text:tab/><text:tab/><text:tab/><text:tab/><text:tab/>2</text:p>
      <text:p text:style-name="Standard">=&gt; nom, age, prof</text:p>
      <text:p text:style-name="Standard">=&gt; pourquoi ici aujourd’hui, intérêt pour ce métier</text:p>
      <text:p text:style-name="Standard">=&gt; formation depuis octobre 2017, parti de 0</text:p>
      <text:p text:style-name="Standard">=&gt; réalisation application</text:p>
      <text:p text:style-name="Standard">« <text:span text:style-name="T8">Je me présente : GLB, 42 ans et 18 ans &lt;groupe&gt;, ou j’ai pu</text:span></text:p>
      <text:p text:style-name="P6"><text:span text:style-name="T7">exercer différents métiers, le dernier étant celui de Facteur Qualité </text:span></text:p>
      <text:p text:style-name="P6"><text:span text:style-name="T7">&lt;explications&gt;.</text:span></text:p>
      <text:p text:style-name="P6"><text:span text:style-name="T7">En octobre dernier, après différentes étapes de sélections, j’ai été </text:span></text:p>
      <text:p text:style-name="P7"><text:span text:style-name="T8">retenu pour participer à la formation &lt;CD&gt;, </text:span><text:span text:style-name="T9">en alternance à l’école</text:span></text:p>
      <text:p text:style-name="P10"><text:span text:style-name="T9">Simplon pour </text:span><text:span text:style-name="T10">apprentissage</text:span><text:span text:style-name="T9"> et en CMS SI </text:span><text:span text:style-name="T10">&lt;Nantes&gt; </text:span><text:span text:style-name="T9">pour la mise</text:span></text:p>
      <text:p text:style-name="P20"><text:span text:style-name="T9">en pratique. Très intéressé par l’informatique, mais pas de </text:span><text:span text:style-name="T10">connaissance , </text:span><text:span text:style-name="T9">en dehors de </text:span><text:span text:style-name="T11">d’un peu de </text:span><text:span text:style-name="T9">turbo pascal </text:span><text:span text:style-name="T11">en fac et de la création d’un s</text:span><text:span text:style-name="T9">ite web perso</text:span><text:span text:style-name="T10">.</text:span></text:p>
      <text:p text:style-name="P8"><text:span text:style-name="T7">Formation efficace, car 9 mois plus tard, j’ai pu créer une application.</text:span></text:p>
      <text:p text:style-name="P7"><text:span text:style-name="T9">De quoi s’agit-il donc ? C</text:span><text:span text:style-name="T8">’est ce que je vais vous montrer maintenant »</text:span></text:p>
      <text:p text:style-name="Standard">- présentation (véhiparc, push mail)<text:tab/><text:tab/><text:tab/><text:tab/><text:tab/>3</text:p>
      <text:p text:style-name="Standard">=&gt; Véhiparc, gestionnaire flotte entreprise</text:p>
      <text:p text:style-name="Standard">=&gt; mon appli en lien direct, demande du client</text:p>
      <text:p text:style-name="Standard">=&gt; rôle de l’appli</text:p>
      <text:p text:style-name="P9">«<text:span text:style-name="T1"> </text:span><text:span text:style-name="T2">Site sur lequel je travaille en ce moment se nomme Véhiparc,</text:span></text:p>
      <text:p text:style-name="P9"><text:span text:style-name="T2">pour le compte de Véhiposte, une filiale du groupe. C’est un </text:span></text:p>
      <text:p text:style-name="P9"><text:span text:style-name="T2">&lt;gest flotte veh&gt; ouvert à tous les pro &lt;pas que poste&gt;. Et</text:span></text:p>
      <text:p text:style-name="P9"><text:span text:style-name="T2">l’application que j’ai développé s’intègre directement dans ce site :</text:span></text:p>
      <text:p text:style-name="P10"><text:span text:style-name="T2">il s’agit de &lt;PM&gt;. </text:span><text:span text:style-name="T3">Elle répond à une forte demande du client ‘car</text:span></text:p>
      <text:p text:style-name="P10"><text:span text:style-name="T3">demandé par les utilis) et sert à faire r</text:span><text:span text:style-name="T2">emonter </text:span><text:span text:style-name="T3">différentes</text:span><text:span text:style-name="T2"> alertes,</text:span></text:p>
      <text:p text:style-name="P10"><text:span text:style-name="T3">causées par des utilisations anormales des cartes carburants entre </text:span></text:p>
      <text:p text:style-name="P10"><text:span text:style-name="T3">autre. Je vais vous en présenter un résume … in English !</text:span><text:span text:style-name="T1"> <text:s/></text:span>»</text:p>
      <text:p text:style-name="P2">- abstract (lire)<text:tab/><text:tab/><text:tab/><text:tab/><text:tab/><text:tab/><text:tab/><text:tab/>4</text:p>
      <text:p text:style-name="Standard">...</text:p>
      <text:p text:style-name="Standard">- cahier des charges<text:tab/><text:tab/><text:tab/><text:tab/><text:tab/><text:tab/><text:tab/>5</text:p>
      <text:p text:style-name="P13"><text:span text:style-name="T14">=&gt; </text:span><text:span text:style-name="T13">proposant un accès aux alertes sur le dashboard</text:span></text:p>
      <text:p text:style-name="P13"><text:span text:style-name="T16">=&gt;</text:span><text:span text:style-name="T15"> </text:span><text:span text:style-name="T13">résumant les 8 types d’alertes sur 1 page du site</text:span></text:p>
      <text:p text:style-name="P13"><text:span text:style-name="T16">=&gt;</text:span><text:span text:style-name="T15"> </text:span><text:span text:style-name="T13">envoyant chaque mois aux utilisateurs inscrits un e-mail sur les alertes</text:span></text:p>
      <text:p text:style-name="P13"><text:span text:style-name="T16">=&gt;</text:span><text:span text:style-name="T15"> </text:span><text:span text:style-name="T13">avec un système de gestion d’abonnement simple</text:span></text:p>
      <text:p text:style-name="P12"><text:span text:style-name="T16">=&gt;</text:span><text:span text:style-name="T15"> </text:span><text:span text:style-name="T13">dont l’interface respecte la charte graphique du site et est responsive</text:span></text:p>
      <text:p text:style-name="Standard">=&gt; <text:span text:style-name="T17">à partir de ces demandes, réflexion, planification</text:span></text:p>
      <text:p text:style-name="P11">=&gt; <text:span text:style-name="T17">conception algorithme, UML et mockup</text:span></text:p>
      <text:p text:style-name="P11">=&gt; <text:span text:style-name="T18">BDD, réalisation de l’application</text:span></text:p>
      <text:p text:style-name="P14">=&gt; tests et livraison</text:p>
      <text:p text:style-name="Standard">////////////////////////<text:tab/><text:tab/><text:tab/><text:tab/><text:tab/><text:tab/><text:tab/>6 (transition)</text:p>
      <text:p text:style-name="Standard">- dashboard<text:tab/><text:tab/><text:tab/><text:tab/><text:tab/><text:tab/><text:tab/><text:tab/>7, 8</text:p>
      <text:p text:style-name="Standard">- présentation de la partie alerte</text:p>
      <text:p text:style-name="Standard">=&gt; 2 paves (réduit)</text:p>
      <text:p text:style-name="Standard"><text:soft-page-break/>=&gt; <text:span text:style-name="T19">moyenne des chiffres par pavé</text:span></text:p>
      <text:p text:style-name="P15">=&gt; 2 cat au lieu de 3 : place (regroup)</text:p>
      <text:p text:style-name="Standard">=&gt; lien (clic) avec page alerte</text:p>
      <text:p text:style-name="Standard">- description du rôle, des données<text:tab/><text:tab/><text:tab/><text:tab/><text:tab/>9</text:p>
      <text:p text:style-name="Standard">=&gt; HTML faisant appel à 2 templates</text:p>
      <text:p text:style-name="Standard">=&gt; extrait les données et fait la somme des alertes par pavé</text:p>
      <text:p text:style-name="Standard">=&gt; URL pour envoi sur la page « Alertes »</text:p>
      <text:p text:style-name="Standard">///////////////////////<text:tab/><text:tab/><text:tab/><text:tab/><text:tab/><text:tab/><text:tab/>10 (transition)</text:p>
      <text:p text:style-name="Standard">- page alerte<text:tab/><text:tab/><text:tab/><text:tab/><text:tab/><text:tab/><text:tab/><text:tab/>11</text:p>
      <text:p text:style-name="P16">=&gt; 2 types de sélection : début / fin ou par mois de facturation</text:p>
      <text:p text:style-name="Standard">=&gt; retrouve alertes (global et détail)</text:p>
      <text:p text:style-name="P15">=&gt; couleur lié aux chiffres</text:p>
      <text:p text:style-name="Standard">=&gt; tableau descriptif pour chaque véhicule impliqué</text:p>
      <text:p text:style-name="Standard">- description rôle, code<text:tab/><text:tab/><text:tab/><text:tab/><text:tab/><text:tab/>12</text:p>
      <text:p text:style-name="Standard">=&gt; plutôt utiliser class / Id que &lt;h1&gt; … : rôle différent</text:p>
      <text:p text:style-name="Standard">=&gt; coche checkbox : déclenche fonction qui <text:span text:style-name="T20">rafraîchit</text:span> les données</text:p>
      <text:p text:style-name="Standard">//////////////////////<text:tab/><text:tab/><text:tab/><text:tab/><text:tab/><text:tab/><text:tab/>13 (transition)</text:p>
      <text:p text:style-name="Standard">- mail<text:tab/><text:tab/><text:tab/><text:tab/><text:tab/><text:tab/><text:tab/><text:tab/><text:tab/>14, 15</text:p>
      <text:p text:style-name="Standard">=&gt; mensuel (autour du 23) car remontée données</text:p>
      <text:p text:style-name="Standard">=&gt; interface graphique avec résumé du nbre alertes</text:p>
      <text:p text:style-name="Standard">=&gt; lien vers page alertes qd clic</text:p>
      <text:p text:style-name="Standard">- composition, fréquence, code<text:tab/><text:tab/><text:tab/><text:tab/><text:tab/>16</text:p>
      <text:p text:style-name="Standard">=&gt; mélange dynamique HTML et JS</text:p>
      <text:p text:style-name="Standard">=&gt; condition d’envoi (statut, alertes ou pas)</text:p>
      <text:p text:style-name="Standard">=&gt; </text:p>
      <text:p text:style-name="Standard">/////////////////////////<text:tab/><text:tab/><text:tab/><text:tab/><text:tab/><text:tab/><text:tab/>17 <text:s/>(transition)</text:p>
      <text:p text:style-name="Standard">- service abonnement<text:tab/><text:tab/><text:tab/><text:tab/><text:tab/><text:tab/><text:tab/>18, 19</text:p>
      <text:p text:style-name="Standard">=&gt; simple par bouton</text:p>
      <text:p text:style-name="Standard">=&gt; 2 cas d’utilisateur (statut)</text:p>
      <text:p text:style-name="Standard">=&gt; message d’information ou confirmation</text:p>
      <text:p text:style-name="Standard">- rôle, gestion, code<text:tab/><text:tab/><text:tab/><text:tab/><text:tab/><text:tab/><text:tab/>20</text:p>
      <text:p text:style-name="Standard">=&gt; récupère le statut de l’utilisateur connecté pour afficher bouton</text:p>
      <text:p text:style-name="Standard">=&gt; si clic, envoie nouveau statut en base</text:p>
      <text:p text:style-name="Standard">=&gt; <text:span text:style-name="T21">bootstrap pour les messages</text:span></text:p>
      <text:p text:style-name="Standard">//////////////////////////<text:tab/><text:tab/><text:tab/><text:tab/><text:tab/><text:tab/><text:tab/>21</text:p>
      <text:p text:style-name="Standard">- perspectives<text:tab/><text:tab/><text:tab/><text:tab/><text:tab/><text:tab/><text:tab/><text:tab/>22</text:p>
      <text:p text:style-name="Standard">=&gt; évolution selon les besoins</text:p>
      <text:p text:style-name="Standard">=&gt; alignement techno</text:p>
      <text:p text:style-name="Standard">=&gt; plus large</text:p>
      <text:p text:style-name="P17">« <text:span text:style-name="T23">Maintenant, </text:span><text:span text:style-name="T24">l’application Push mail, tout comme Véhiparc, </text:span></text:p>
      <text:p text:style-name="P17"><text:span text:style-name="T24">n’est pas figée et va continuer à évoluer en fonction des demandes</text:span></text:p>
      <text:p text:style-name="P17"><text:span text:style-name="T24">des clients et des nouvelles technologies.</text:span></text:p>
      <text:p text:style-name="P18"><text:span text:style-name="T24">De plus, </text:span><text:span text:style-name="T25">le prochain gros projet d’évolution technologique sera de</text:span></text:p>
      <text:p text:style-name="P19"><text:span text:style-name="T22">migrer la partie Front d’AngulerJS à Angular 5. Cela demandera de</text:span></text:p>
      <text:p text:style-name="P19"><text:span text:style-name="T22">repenser l’architecture, le code, les modules, … bref, </text:span></text:p>
      <text:p text:style-name="P18"><text:span text:style-name="T25">Enfin</text:span><text:span text:style-name="T24">, </text:span><text:span text:style-name="T25">en cas de réponse positive à un appel d’offre, </text:span><text:span text:style-name="T24">de nouveaux</text:span></text:p>
      <text:p text:style-name="P18"><text:span text:style-name="T24">clients pourraient avoir des spécificités pour leur entreprise,</text:span></text:p>
      <text:p text:style-name="P18"><text:span text:style-name="T25">nécessitant des adaptations plus ou moins importantes. </text:span></text:p>
      <text:p text:style-name="P18"><text:span text:style-name="T25">Donc pas mal de travail, </text:span><text:span text:style-name="T26">et c’est positif</text:span><text:span text:style-name="T25"> ...</text:span>»</text:p>
      <text:p text:style-name="Standard">- conclusion<text:tab/><text:tab/><text:tab/><text:tab/><text:tab/><text:tab/><text:tab/><text:tab/>23</text:p>
      <text:p text:style-name="Standard">=&gt; répond aux demandes et besoins</text:p>
      <text:p text:style-name="Standard">=&gt; consultable sur site et reçoit mail (si désire)</text:p>
      <text:p text:style-name="Standard"><text:soft-page-break/>=&gt; abonnement simple et libre</text:p>
      <text:p text:style-name="Standard">« <text:span text:style-name="T29">En conclusion, </text:span><text:span text:style-name="T28"><text:s/></text:span><text:span text:style-name="T27">»</text:span></text:p>
      <text:p text:style-name="Standard">////////////////////////<text:tab/><text:tab/><text:tab/><text:tab/><text:tab/><text:tab/><text:tab/>24 (remerciement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S-PGothic" svg:font-family="MS-PGothic" style:font-family-generic="roman" style:font-pitch="variable"/>
    <style:font-face style:name="Roboto-Regular" svg:font-family="Robot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creation-date>2018-05-28T19:19:00Z</meta:creation-date>
    <dc:date>2018-05-29T22:56:37.284000000</dc:date>
    <meta:editing-cycles>13</meta:editing-cycles>
    <meta:editing-duration>PT5H47M22S</meta:editing-duration>
    <meta:document-statistic meta:table-count="0" meta:image-count="0" meta:object-count="0" meta:page-count="3" meta:paragraph-count="105" meta:word-count="783" meta:character-count="4736" meta:non-whitespace-character-count="3908"/>
    <meta:template xlink:type="simple" xlink:actuate="onRequest" xlink:title="" xlink:href="Normal.dotm"/>
  </office:meta>
</office:document-meta>
</file>